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db103" officeooo:paragraph-rsid="000db103"/>
    </style:style>
    <style:style style:name="P2" style:family="paragraph" style:parent-style-name="Subtitle">
      <style:text-properties officeooo:rsid="000db103" officeooo:paragraph-rsid="000db103"/>
    </style:style>
    <style:style style:name="P3" style:family="paragraph" style:parent-style-name="Heading_20_1">
      <style:text-properties officeooo:paragraph-rsid="00120eb2"/>
    </style:style>
    <style:style style:name="P4" style:family="paragraph" style:parent-style-name="Heading_20_1" style:list-style-name="">
      <style:paragraph-properties fo:break-before="page"/>
      <style:text-properties officeooo:rsid="000db103" officeooo:paragraph-rsid="000db103"/>
    </style:style>
    <style:style style:name="P5" style:family="paragraph" style:parent-style-name="Heading_20_1">
      <style:paragraph-properties fo:break-before="page"/>
      <style:text-properties officeooo:rsid="000db103" officeooo:paragraph-rsid="000db103"/>
    </style:style>
    <style:style style:name="P6" style:family="paragraph" style:parent-style-name="Heading_20_1">
      <style:paragraph-properties fo:break-before="page"/>
      <style:text-properties officeooo:paragraph-rsid="00120eb2"/>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
      <style:text-properties officeooo:rsid="000db103" officeooo:paragraph-rsid="000db103"/>
    </style:style>
    <style:style style:name="P10" style:family="paragraph" style:parent-style-name="Text_20_body">
      <style:text-properties officeooo:rsid="000fcb15" officeooo:paragraph-rsid="000fcb15"/>
    </style:style>
    <style:style style:name="P11" style:family="paragraph" style:parent-style-name="Text_20_body">
      <style:text-properties officeooo:rsid="0010fa08" officeooo:paragraph-rsid="0010fa08"/>
    </style:style>
    <style:style style:name="P12" style:family="paragraph" style:parent-style-name="Text_20_body">
      <style:text-properties officeooo:rsid="00120eb2" officeooo:paragraph-rsid="00120eb2"/>
    </style:style>
    <style:style style:name="P13" style:family="paragraph" style:parent-style-name="Text_20_body" style:list-style-name="L2">
      <style:paragraph-properties fo:margin-top="0cm" fo:margin-bottom="0cm" loext:contextual-spacing="false"/>
    </style:style>
    <style:style style:name="T1" style:family="text">
      <style:text-properties officeooo:rsid="0010fa08"/>
    </style:style>
    <style:style style:name="T2" style:family="text">
      <style:text-properties officeooo:rsid="00120eb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DP-Chat med Klient/Server</text:p>
      <text:p text:style-name="P2">Skriven av Victor Karlsson</text:p>
      <text:p text:style-name="P2">911216-0438</text:p>
      <text:p text:style-name="P2">c12vicka</text:p>
      <text:h text:style-name="P4" text:outline-level="1"><text:bookmark text:name="examination"/>Examination criteria</text:h>
      <text:h text:style-name="Heading_20_1" text:outline-level="1">Implementation</text:h>
      <text:p text:style-name="Text_20_body">The implementation should correctly handle all three types of server requests. It should be possible to connect a reasonable number of clients </text:p>
      <text:h text:style-name="Heading_20_2" text:outline-level="2">Documentation</text:h>
      <text:p text:style-name="Text_20_body">Each student turns in a very short (max 1-2 pages) report (in PDF format) describing their solution. The report should contain </text:p>
      <text:list xml:id="list4799811242084041041" text:style-name="L1">
        <text:list-item>
          <text:p text:style-name="P7">A short overview of the solution, detailing parts that you think are important including the teoretical parts on failure models and invocation solutions.</text:p>
        </text:list-item>
        <text:list-item>
          <text:p text:style-name="P7">A reflection of what you have learned in the exercise and feedback on the exercise itself.</text:p>
        </text:list-item>
      </text:list>
      <text:p text:style-name="Text_20_body">You may use either Swedish or English for your report and code. Grammar, good document layout and spell checking is required – badly written reports will be discarded without comments. The same goes for source code with sloppy indentation or commenting. </text:p>
      <text:h text:style-name="Heading_20_2" text:outline-level="2">Releasing (submitting) your code and documentation</text:h>
      <text:p text:style-name="Text_20_body">Hand in using SCIO / Assignments.</text:p>
      <text:list xml:id="list2087795486489752782" text:style-name="L2">
        <text:list-item>
          <text:p text:style-name="P13">Attach your PDF-report named YOUR_LOGIN_udp_report.pdf </text:p>
        </text:list-item>
        <text:list-item>
          <text:p text:style-name="P13">Attach your server-JAR named YOUR_LOGIN_udp_server.jar </text:p>
        </text:list-item>
        <text:list-item>
          <text:p text:style-name="P8">Attach your client-JAR named YOUR_LOGIN_udp_client.jar </text:p>
        </text:list-item>
      </text:list>
      <text:p text:style-name="Text_20_body">Happy coding! </text:p>
      <text:p text:style-name="Text_20_body">This assignment was created by Sanny Syberfelt and further developed by Marcus Brohede.</text:p>
      <text:h text:style-name="P9" text:outline-level="1"/>
      <text:h text:style-name="P5" text:outline-level="1">Programöversikt</text:h>
      <text:p text:style-name="P10">En av de mest centrala delarna för både klienten och servern är PacketSenderThread klassen som sköter mer eller mindre större delen av kommunikationen mellan de två processerna. PacketSenderThread är mer eller mindre en trådad meddelande kö, som skickar ett meddelande tills den blir notifierad om att avancera kön och arbeta på nästa meddelande. </text:p>
      <text:p text:style-name="P10">I praktiken så lägger man till meddelanden i kön för tråden. Tråden tar sedan det första meddelandet i kön och skickar den till servern om och om igen med cirka en sekunds mellanrum. </text:p>
      <text:p text:style-name="P10">Till slut får antingen servern eller klienten ett ack-meddelande som betyder att ett meddelande har behandlats av mottagaren och behöver därför inte skickas några fler gånger. Meddelanden använder speciella unika id för att avgöra vilka meddelanden som redan är behandlade/kopior och vilka som faktiskt är nya meddelande även i fall de skulle råka innehålla samma text som föregående meddelande.</text:p>
      <text:p text:style-name="P10">PacketSender och ACK-protokollet garanterar ”at most once”, vilket innebär att <text:span text:style-name="T1">när man har fått tillbaka ett ACK-meddelande så kan den ursprungliga avsändaren vara säker på att meddelandet har kommit fram och behandlats, detta även med löftet att meddelandet max utförts en gång.</text:span></text:p>
      <text:p text:style-name="P11">Undantaget för den här regeln är meddelanden som begär att få gå med i servern, alltså klienter som ännu inte blivit registrerade. Dessa meddelanden blir hanterade ”at least once”. <text:s/>Detta eftersom att servern inte har tillräckligt med information och kan därför inte avgöra i fall klienten redan försökt registrera sig innan eller ej, därför delegeras meddelandet ut till rätt hanterare, vilket får behandla meddelandet och lista ut i fall det blivit behandlat tidigare.</text:p>
      <text:p text:style-name="P11">Fokuset för att hantera fel ligger hos servern, då tanken var att en kraschad klient inte var lika dåligt som en kraschad server. Båda klienten och servern använder sig av en klass som heter ”Message” vilket representerar en färdigtolkad meddelande sträng.</text:p>
      <text:p text:style-name="P11">Message-klassen hanterar och delar upp meddelandet i sina respektive fält och get enkel tillgång till dessa fält genom diverse medlemsfunktioner. Message-klassen ger även en central punkt att konvertera data till faktiskt hanterbar data, och den sköter därför även viss felhantering som utlöses när en sträng med data är felformaterad. När detta händer sätts en flagga i meddelandet som berättar att meddelandet inte är giltigt eller korrekt. Det är sedan upp till programmet i fråga att avgöra i fall den vill försöka hantera meddelandet eller inte.</text:p>
      <text:p text:style-name="P12">I övriga fall följer programmen båda filosofin att krascha snabbt och hårt istället för att stillsamt degraderas tills servicen inte är tillgänglig längre.</text:p>
      <text:p text:style-name="P12">Detta ger tydlig information om vart programmet kraschade och kan därför (förhoppningsvis) hanteras snabbt. </text:p>
      <text:h text:style-name="P6" text:outline-level="1"><text:span text:style-name="T2">Reflektion</text:span></text:h>
      <text:h text:style-name="P3" text:outline-level="1"><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23:14:45.722000000</meta:creation-date>
    <dc:date>2015-02-02T09:22:05.833000000</dc:date>
    <meta:editing-duration>PT8M49S</meta:editing-duration>
    <meta:editing-cycles>2</meta:editing-cycles>
    <meta:generator>LibreOffice/4.3.3.2$Windows_x86 LibreOffice_project/9bb7eadab57b6755b1265afa86e04bf45fbfc644</meta:generator>
    <meta:document-statistic meta:table-count="0" meta:image-count="0" meta:object-count="0" meta:page-count="4" meta:paragraph-count="31" meta:word-count="607" meta:character-count="4011" meta:non-whitespace-character-count="3426"/>
  </office:meta>
</office:document-meta>
</file>